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10.922cm" svg:x="15.097cm" svg:y="4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6.781cm" svg:y1="60.47cm" svg:x2="44.688cm" svg:y2="60.343cm">
          <text:p/>
        </draw:line>
        <draw:line draw:style-name="gr2" draw:text-style-name="P1" draw:layer="layout" svg:x1="26.654cm" svg:y1="60.597cm" svg:x2="26.654cm" svg:y2="48.151cm">
          <text:p/>
        </draw:line>
        <draw:line draw:style-name="gr3" draw:text-style-name="P1" draw:layer="layout" svg:x1="26.146cm" svg:y1="49.04cm" svg:x2="39.608cm" svg:y2="49.04cm">
          <text:p/>
        </draw:line>
        <draw:line draw:style-name="gr3" draw:text-style-name="P1" draw:layer="layout" svg:x1="38.084cm" svg:y1="49.167cm" svg:x2="38.719cm" svg:y2="60.597cm">
          <text:p/>
        </draw:line>
        <draw:line draw:style-name="gr3" draw:text-style-name="P1" draw:layer="layout" svg:x1="26.681cm" svg:y1="56.198cm" svg:x2="29.475cm" svg:y2="56.198cm">
          <text:p/>
        </draw:line>
        <draw:line draw:style-name="gr3" draw:text-style-name="P1" draw:layer="layout" svg:x1="29.575cm" svg:y1="55.898cm" svg:x2="29.702cm" svg:y2="60.47cm">
          <text:p/>
        </draw:line>
        <draw:line draw:style-name="gr3" draw:text-style-name="P1" draw:layer="layout" svg:x1="26.146cm" svg:y1="52.469cm" svg:x2="40.497cm" svg:y2="52.723cm">
          <text:p/>
        </draw:line>
        <draw:custom-shape draw:style-name="gr4" draw:text-style-name="P2" draw:layer="layout" svg:width="9.271cm" svg:height="1.778cm" svg:x="29.448cm" svg:y="59.581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97cm" svg:height="7.239cm" svg:x="25.876cm" svg:y="49.04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404cm" svg:height="7.958cm" svg:x="16.32cm" svg:y="51.045cm">
          <draw:text-box>
            <text:p text:style-name="P3">A'</text:p>
            <text:p text:style-name="P3"/>
            <text:p text:style-name="P3">B'</text:p>
            <text:p text:style-name="P3"/>
            <text:p text:style-name="P3">C'</text:p>
            <text:p text:style-name="P3"/>
            <text:p text:style-name="P3">D'</text:p>
          </draw:text-box>
        </draw:frame>
        <draw:custom-shape draw:style-name="gr1" draw:text-style-name="P1" draw:layer="layout" svg:width="3.556cm" svg:height="10.922cm" svg:x="6.298cm" svg:y="49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217cm" svg:height="9.059cm" svg:x="7.521cm" svg:y="51.046cm">
          <draw:text-box>
            <text:p text:style-name="P3">A</text:p>
            <text:p text:style-name="P3"/>
            <text:p text:style-name="P3">B</text:p>
            <text:p text:style-name="P3"/>
            <text:p text:style-name="P3">C</text:p>
            <text:p text:style-name="P3"/>
            <text:p text:style-name="P3">D</text:p>
            <text:p text:style-name="P3"/>
          </draw:text-box>
        </draw:frame>
        <draw:line draw:style-name="gr2" draw:text-style-name="P1" draw:layer="layout" svg:x1="8.582cm" svg:y1="51.707cm" svg:x2="16.202cm" svg:y2="51.707cm">
          <text:p/>
        </draw:line>
        <draw:line draw:style-name="gr2" draw:text-style-name="P1" draw:layer="layout" svg:x1="8.582cm" svg:y1="53.739cm" svg:x2="16.202cm" svg:y2="53.866cm">
          <text:p/>
        </draw:line>
        <draw:line draw:style-name="gr2" draw:text-style-name="P1" draw:layer="layout" svg:x1="8.709cm" svg:y1="56.025cm" svg:x2="16.202cm" svg:y2="56.025cm">
          <text:p/>
        </draw:line>
        <draw:custom-shape draw:style-name="gr1" draw:text-style-name="P1" draw:layer="layout" svg:width="3.556cm" svg:height="10.922cm" svg:x="14.374cm" svg:y="5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404cm" svg:height="6.857cm" svg:x="15.597cm" svg:y="6.919cm">
          <draw:text-box>
            <text:p text:style-name="P3">A'</text:p>
            <text:p text:style-name="P3"/>
            <text:p text:style-name="P3">B'</text:p>
            <text:p text:style-name="P3"/>
            <text:p text:style-name="P3">C'</text:p>
            <text:p text:style-name="P3"/>
          </draw:text-box>
        </draw:frame>
        <draw:custom-shape draw:style-name="gr1" draw:text-style-name="P1" draw:layer="layout" svg:width="3.556cm" svg:height="10.922cm" svg:x="5.575cm" svg:y="5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217cm" svg:height="7.958cm" svg:x="6.798cm" svg:y="6.92cm">
          <draw:text-box>
            <text:p text:style-name="P3">A</text:p>
            <text:p text:style-name="P3"/>
            <text:p text:style-name="P3">B</text:p>
            <text:p text:style-name="P3"/>
            <text:p text:style-name="P3">C</text:p>
            <text:p text:style-name="P3"/>
            <text:p text:style-name="P3">D</text:p>
          </draw:text-box>
        </draw:frame>
        <draw:line draw:style-name="gr2" draw:text-style-name="P1" draw:layer="layout" svg:x1="7.859cm" svg:y1="7.581cm" svg:x2="15.479cm" svg:y2="7.581cm">
          <text:p/>
        </draw:line>
        <draw:line draw:style-name="gr2" draw:text-style-name="P1" draw:layer="layout" svg:x1="7.859cm" svg:y1="9.613cm" svg:x2="15.479cm" svg:y2="9.74cm">
          <text:p/>
        </draw:line>
        <draw:line draw:style-name="gr2" draw:text-style-name="P1" draw:layer="layout" svg:x1="7.986cm" svg:y1="11.899cm" svg:x2="15.479cm" svg:y2="11.899cm">
          <text:p/>
        </draw:line>
        <draw:line draw:style-name="gr2" draw:text-style-name="P1" draw:layer="layout" svg:x1="7.858cm" svg:y1="14.184cm" svg:x2="15.732cm" svg:y2="12.279cm">
          <text:p/>
        </draw:line>
        <draw:line draw:style-name="gr2" draw:text-style-name="P1" draw:layer="layout" svg:x1="25.764cm" svg:y1="16.979cm" svg:x2="43.671cm" svg:y2="16.852cm">
          <text:p/>
        </draw:line>
        <draw:line draw:style-name="gr2" draw:text-style-name="P1" draw:layer="layout" svg:x1="25.637cm" svg:y1="17.106cm" svg:x2="25.637cm" svg:y2="4.66cm">
          <text:p/>
        </draw:line>
        <draw:path draw:style-name="gr3" draw:text-style-name="P1" draw:layer="layout" svg:width="13.02cm" svg:height="10.05cm" draw:transform="rotate (1.3248794351889) translate (26.8784869991254cm 15.011794640768cm)" svg:viewBox="0 0 13021 10051" svg:d="M0 855c1076-197 2166-243 3244-465 784-160 1583-380 2389-248 747 121 1812-513 2223 212 341 600 416 1689-525 2092-754 324-1520 797-1926 1533-366 665-400 1743 267 2175 753 488 1757 275 2634 179 782-86 1574 74 2324 326 854 288 1061 1162 1681 1679l446 659 165 658 99 396">
          <text:p/>
        </draw:path>
        <draw:line draw:style-name="gr3" draw:text-style-name="P1" draw:layer="layout" svg:x1="25.129cm" svg:y1="5.549cm" svg:x2="38.591cm" svg:y2="5.549cm">
          <text:p/>
        </draw:line>
        <draw:line draw:style-name="gr3" draw:text-style-name="P1" draw:layer="layout" svg:x1="37.067cm" svg:y1="5.676cm" svg:x2="37.702cm" svg:y2="17.106cm">
          <text:p/>
        </draw:line>
        <draw:line draw:style-name="gr3" draw:text-style-name="P1" draw:layer="layout" svg:x1="25.129cm" svg:y1="12.788cm" svg:x2="28.939cm" svg:y2="12.788cm">
          <text:p/>
        </draw:line>
        <draw:line draw:style-name="gr3" draw:text-style-name="P1" draw:layer="layout" svg:x1="28.177cm" svg:y1="12.915cm" svg:x2="28.304cm" svg:y2="16.852cm">
          <text:p/>
        </draw:line>
        <draw:line draw:style-name="gr3" draw:text-style-name="P1" draw:layer="layout" svg:x1="25.129cm" svg:y1="8.978cm" svg:x2="39.48cm" svg:y2="9.232cm">
          <text:p/>
        </draw:line>
        <draw:custom-shape draw:style-name="gr4" draw:text-style-name="P2" draw:layer="layout" svg:width="9.271cm" svg:height="1.778cm" svg:x="28.431cm" svg:y="16.0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97cm" svg:height="7.239cm" svg:x="24.859cm" svg:y="5.54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9.692cm" svg:height="5.72cm" draw:transform="skewX (-6.71771796703464E-017) rotate (1.21143303380926) translate (29.3855086272911cm 56.34268837468cm)" svg:viewBox="0 0 9693 5721" svg:d="M0 4c810-32 1670 128 2225 905 459 642 1137 1100 1758 1588 761 597 1545 1170 2466 1541 845 340 1854 458 2432 1263l812 420">
          <text:p/>
        </draw:path>
        <draw:custom-shape draw:style-name="gr1" draw:text-style-name="P1" draw:layer="layout" svg:width="3.556cm" svg:height="10.922cm" svg:x="14.843cm" svg:y="26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6.527cm" svg:y1="37.943cm" svg:x2="44.434cm" svg:y2="37.816cm">
          <text:p/>
        </draw:line>
        <draw:line draw:style-name="gr2" draw:text-style-name="P1" draw:layer="layout" svg:x1="26.4cm" svg:y1="38.07cm" svg:x2="26.4cm" svg:y2="25.624cm">
          <text:p/>
        </draw:line>
        <draw:line draw:style-name="gr3" draw:text-style-name="P1" draw:layer="layout" svg:x1="25.892cm" svg:y1="26.513cm" svg:x2="39.354cm" svg:y2="26.513cm">
          <text:p/>
        </draw:line>
        <draw:line draw:style-name="gr3" draw:text-style-name="P1" draw:layer="layout" svg:x1="37.83cm" svg:y1="26.64cm" svg:x2="38.465cm" svg:y2="38.07cm">
          <text:p/>
        </draw:line>
        <draw:line draw:style-name="gr3" draw:text-style-name="P1" draw:layer="layout" svg:x1="26.427cm" svg:y1="33.671cm" svg:x2="29.221cm" svg:y2="33.671cm">
          <text:p/>
        </draw:line>
        <draw:line draw:style-name="gr3" draw:text-style-name="P1" draw:layer="layout" svg:x1="29.321cm" svg:y1="33.371cm" svg:x2="29.448cm" svg:y2="37.308cm">
          <text:p/>
        </draw:line>
        <draw:line draw:style-name="gr3" draw:text-style-name="P1" draw:layer="layout" svg:x1="25.892cm" svg:y1="29.942cm" svg:x2="40.243cm" svg:y2="30.196cm">
          <text:p/>
        </draw:line>
        <draw:custom-shape draw:style-name="gr4" draw:text-style-name="P2" draw:layer="layout" svg:width="11.176cm" svg:height="1.778cm" svg:x="27.289cm" svg:y="37.054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97cm" svg:height="7.239cm" svg:x="25.622cm" svg:y="26.513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404cm" svg:height="6.857cm" svg:x="16.066cm" svg:y="28.518cm">
          <draw:text-box>
            <text:p text:style-name="P3">A'</text:p>
            <text:p text:style-name="P3"/>
            <text:p text:style-name="P3">B'</text:p>
            <text:p text:style-name="P3"/>
            <text:p text:style-name="P3">C'</text:p>
            <text:p text:style-name="P3"/>
          </draw:text-box>
        </draw:frame>
        <draw:custom-shape draw:style-name="gr1" draw:text-style-name="P1" draw:layer="layout" svg:width="3.556cm" svg:height="10.922cm" svg:x="6.044cm" svg:y="26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217cm" svg:height="9.059cm" svg:x="7.267cm" svg:y="28.519cm">
          <draw:text-box>
            <text:p text:style-name="P3">A</text:p>
            <text:p text:style-name="P3"/>
            <text:p text:style-name="P3">B</text:p>
            <text:p text:style-name="P3"/>
            <text:p text:style-name="P3">C</text:p>
            <text:p text:style-name="P3"/>
            <text:p text:style-name="P3">D</text:p>
            <text:p text:style-name="P3"/>
          </draw:text-box>
        </draw:frame>
        <draw:line draw:style-name="gr2" draw:text-style-name="P1" draw:layer="layout" svg:x1="8.328cm" svg:y1="29.18cm" svg:x2="15.948cm" svg:y2="29.18cm">
          <text:p/>
        </draw:line>
        <draw:line draw:style-name="gr2" draw:text-style-name="P1" draw:layer="layout" svg:x1="8.328cm" svg:y1="31.212cm" svg:x2="15.948cm" svg:y2="31.339cm">
          <text:p/>
        </draw:line>
        <draw:line draw:style-name="gr2" draw:text-style-name="P1" draw:layer="layout" svg:x1="8.455cm" svg:y1="33.498cm" svg:x2="15.948cm" svg:y2="33.498cm">
          <text:p/>
        </draw:line>
        <draw:path draw:style-name="gr3" draw:text-style-name="P1" draw:layer="layout" svg:width="9.692cm" svg:height="5.72cm" draw:transform="skewX (-6.71771796703464E-017) rotate (1.21143303380926) translate (29.1315086272911cm 33.81568837468cm)" svg:viewBox="0 0 9693 5721" svg:d="M0 4c810-32 1670 128 2225 905 459 642 1137 1100 1758 1588 761 597 1545 1170 2466 1541 845 340 1854 458 2432 1263l812 420">
          <text:p/>
        </draw:path>
        <draw:line draw:style-name="gr2" draw:text-style-name="P1" draw:layer="layout" svg:x1="8.874cm" svg:y1="58.311cm" svg:x2="16.367cm" svg:y2="58.311cm">
          <text:p/>
        </draw:line>
        <draw:frame draw:style-name="gr6" draw:text-style-name="P4" draw:layer="layout" svg:width="6.077cm" svg:height="1.673cm" svg:x="8.401cm" svg:y="2.578cm">
          <draw:text-box>
            <text:p text:style-name="P4"><text:span text:style-name="T2">Surjective</text:span></text:p>
          </draw:text-box>
        </draw:frame>
        <draw:frame draw:style-name="gr6" draw:text-style-name="P4" draw:layer="layout" svg:width="5.163cm" svg:height="1.673cm" svg:x="9.501cm" svg:y="23.606cm">
          <draw:text-box>
            <text:p><text:span text:style-name="T2">Injective</text:span></text:p>
          </draw:text-box>
        </draw:frame>
        <draw:frame draw:style-name="gr6" draw:text-style-name="P4" draw:layer="layout" svg:width="5.231cm" svg:height="1.673cm" svg:x="9.625cm" svg:y="46.212cm">
          <draw:text-box>
            <text:p><text:span text:style-name="T2">Bijec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6T23:32:28.465763000</meta:creation-date>
    <dc:date>2014-07-27T00:24:38.695168000</dc:date>
    <meta:editing-duration>PT21M49S</meta:editing-duration>
    <meta:editing-cycles>2</meta:editing-cycles>
    <meta:generator>LibreOffice/4.2.5.2$MacOSX_X86_64 LibreOffice_project/61cb170a04bb1f12e77c884eab9192be736ec5f5</meta:generator>
    <meta:document-statistic meta:object-count="56"/>
  </office:meta>
</office:document-meta>
</file>